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714" officeooo:paragraph-rsid="00005714"/>
    </style:style>
    <style:style style:name="P2" style:family="paragraph" style:parent-style-name="Standard">
      <style:text-properties officeooo:paragraph-rsid="00005714"/>
    </style:style>
    <style:style style:name="P3" style:family="paragraph" style:parent-style-name="Standard">
      <style:text-properties officeooo:rsid="00021195" officeooo:paragraph-rsid="00021195"/>
    </style:style>
    <style:style style:name="P4" style:family="paragraph" style:parent-style-name="Standard">
      <style:text-properties officeooo:rsid="00027e93" officeooo:paragraph-rsid="00027e93"/>
    </style:style>
    <style:style style:name="T1" style:family="text">
      <style:text-properties officeooo:rsid="00005714"/>
    </style:style>
    <style:style style:name="T2" style:family="text">
      <style:text-properties officeooo:rsid="00027e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We can first start by using static tools to look for issues I used the 2 below</text:p>
      <text:p text:style-name="P1"/>
      <text:p text:style-name="P1">Using cppcheck --enable=all --suppress=missingIncludeSystem main.c 2&gt;err.txt</text:p>
      <text:p text:style-name="P1">and flawfinder main.c &gt;&gt;err2.txt </text:p>
      <text:p text:style-name="P1"/>
      <text:p text:style-name="P1">* err.txt will say that on line 23 gets an Obsolete function is called and you should use fgets and not gets</text:p>
      <text:p text:style-name="P1"/>
      <text:p text:style-name="P2"><text:span text:style-name="T1">on line 21 the compiler does not like the % on its own </text:span></text:p>
      <text:p text:style-name="P1">not a security issue but I don't like compiler errors so I changed it to %%</text:p>
      <text:p text:style-name="P1"/>
      <text:p text:style-name="P1">err2.txt says that gets should not be used and that on line 15 the char buffer is not properly restricted this could be a overflow issue it also says that that on line 24 that getchar should check for the buffer bounds when used in a loop </text:p>
      <text:p text:style-name="P1"/>
      <text:p text:style-name="P3">after using the tools I can also look at the src and do dynamic testing to look for issues </text:p>
      <text:p text:style-name="P3"/>
      <text:p text:style-name="P3">line 28 uses scanf(); this is a buffer overflow issue use fgets or getchar</text:p>
      <text:p text:style-name="P3">line 20 uses a infinite loop with no exit condition</text:p>
      <text:p text:style-name="P3">all operations use int arrays this can be problematic and be overflowed </text:p>
      <text:p text:style-name="P3">you are also at risk of integer overflow so you should use a safeint </text:p>
      <text:p text:style-name="P4">that same can be said about the double result variable </text:p>
      <text:p text:style-name="P4">line 26 getchar has a return type and it is not looked at or stored in a variable 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6:34:37.436475602</meta:creation-date>
    <dc:date>2021-11-22T17:05:09.544986073</dc:date>
    <meta:editing-duration>PT9M41S</meta:editing-duration>
    <meta:editing-cycles>1</meta:editing-cycles>
    <meta:document-statistic meta:table-count="0" meta:image-count="0" meta:object-count="0" meta:page-count="1" meta:paragraph-count="14" meta:word-count="224" meta:character-count="1158" meta:non-whitespace-character-count="942"/>
    <meta:generator>LibreOffice/6.4.7.2$Linux_X86_64 LibreOffice_project/40$Build-2</meta:generator>
  </office:meta>
</office:document-meta>
</file>